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53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5528in" svg:y="0in">
            <draw:object draw:notify-on-update-of-ranges="Sheet1.C1:Sheet1.C1 Sheet1.F2:Sheet1.F10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xample</text:p>
          </table:table-cell>
          <table:table-cell office:value-type="string">
            <text:p>Steps</text:p>
          </table:table-cell>
          <table:table-cell office:value-type="string">
            <text:p>Period</text:p>
          </table:table-cell>
          <table:table-cell office:value-type="string">
            <text:p><text:s text:c="2"/>Runtime</text:p>
          </table:table-cell>
          <table:table-cell office:value-type="string">
            <text:p>Solution</text:p>
          </table:table-cell>
          <table:table-cell office:value-type="string">
            <text:p>Runtime for One Step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.55">
            <text:p>4.55</text:p>
          </table:table-cell>
          <table:table-cell office:value-type="float" office:value="2347.8">
            <text:p>2347.8</text:p>
          </table:table-cell>
          <table:table-cell office:value-type="string">
            <text:p>(solution1)</text:p>
          </table:table-cell>
          <table:table-cell table:formula="of:=[.D2]/[.B2]" office:value-type="float" office:value="2347.8">
            <text:p>2347.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.55">
            <text:p>4.55</text:p>
          </table:table-cell>
          <table:table-cell office:value-type="float" office:value="2279.55">
            <text:p>2279.55</text:p>
          </table:table-cell>
          <table:table-cell office:value-type="string">
            <text:p>(solution2)</text:p>
          </table:table-cell>
          <table:table-cell table:formula="of:=[.D3]/[.B3]" office:value-type="float" office:value="2279.55">
            <text:p>2279.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.55">
            <text:p>4.55</text:p>
          </table:table-cell>
          <table:table-cell office:value-type="float" office:value="2279.55">
            <text:p>2279.55</text:p>
          </table:table-cell>
          <table:table-cell office:value-type="string">
            <text:p>(solution3)</text:p>
          </table:table-cell>
          <table:table-cell table:formula="of:=[.D4]/[.B4]" office:value-type="float" office:value="2279.55">
            <text:p>2279.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.55">
            <text:p>4.55</text:p>
          </table:table-cell>
          <table:table-cell office:value-type="float" office:value="2206.75">
            <text:p>2206.75</text:p>
          </table:table-cell>
          <table:table-cell office:value-type="string">
            <text:p>(solution4)</text:p>
          </table:table-cell>
          <table:table-cell table:formula="of:=[.D5]/[.B5]" office:value-type="float" office:value="2206.75">
            <text:p>2206.7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.55">
            <text:p>4.55</text:p>
          </table:table-cell>
          <table:table-cell office:value-type="float" office:value="1724.45">
            <text:p>1724.45</text:p>
          </table:table-cell>
          <table:table-cell office:value-type="string">
            <text:p>(solution5)</text:p>
          </table:table-cell>
          <table:table-cell table:formula="of:=[.D6]/[.B6]" office:value-type="float" office:value="1724.45">
            <text:p>1724.4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5.08">
            <text:p>5.08</text:p>
          </table:table-cell>
          <table:table-cell office:value-type="float" office:value="1620.52">
            <text:p>1620.52</text:p>
          </table:table-cell>
          <table:table-cell office:value-type="string">
            <text:p>(solution6)</text:p>
          </table:table-cell>
          <table:table-cell table:formula="of:=[.D7]/[.B7]" office:value-type="float" office:value="1620.52">
            <text:p>1620.5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6.12">
            <text:p>6.12</text:p>
          </table:table-cell>
          <table:table-cell office:value-type="float" office:value="1817.64">
            <text:p>1817.64</text:p>
          </table:table-cell>
          <table:table-cell office:value-type="string">
            <text:p>(solution7)</text:p>
          </table:table-cell>
          <table:table-cell table:formula="of:=[.D8]/[.B8]" office:value-type="float" office:value="1817.64">
            <text:p>1817.6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6.96">
            <text:p>6.96</text:p>
          </table:table-cell>
          <table:table-cell office:value-type="float" office:value="1907.04">
            <text:p>1907.04</text:p>
          </table:table-cell>
          <table:table-cell office:value-type="string">
            <text:p>(solution8)</text:p>
          </table:table-cell>
          <table:table-cell table:formula="of:=[.D9]/[.B9]" office:value-type="float" office:value="1907.04">
            <text:p>1907.0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7.79">
            <text:p>7.79</text:p>
          </table:table-cell>
          <table:table-cell office:value-type="float" office:value="1986.45">
            <text:p>1986.45</text:p>
          </table:table-cell>
          <table:table-cell office:value-type="string">
            <text:p>(solution9)</text:p>
          </table:table-cell>
          <table:table-cell table:formula="of:=[.D10]/[.B10]" office:value-type="float" office:value="1986.45">
            <text:p>1986.4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1827.44">
            <text:p>1827.44</text:p>
          </table:table-cell>
          <table:table-cell office:value-type="string">
            <text:p>(solution10)</text:p>
          </table:table-cell>
          <table:table-cell table:formula="of:=[.D11]/[.B11]" office:value-type="float" office:value="1827.44">
            <text:p>1827.4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1827.44">
            <text:p>1827.44</text:p>
          </table:table-cell>
          <table:table-cell office:value-type="string">
            <text:p>(solution11)</text:p>
          </table:table-cell>
          <table:table-cell table:formula="of:=[.D12]/[.B12]" office:value-type="float" office:value="1827.44">
            <text:p>1827.4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0.3">
            <text:p>10.3</text:p>
          </table:table-cell>
          <table:table-cell office:value-type="float" office:value="2070.3">
            <text:p>2070.3</text:p>
          </table:table-cell>
          <table:table-cell office:value-type="string">
            <text:p>(solution12)</text:p>
          </table:table-cell>
          <table:table-cell table:formula="of:=[.D13]/[.B13]" office:value-type="float" office:value="2070.3">
            <text:p>2070.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1.01">
            <text:p>11.01</text:p>
          </table:table-cell>
          <table:table-cell office:value-type="float" office:value="2190.99">
            <text:p>2190.99</text:p>
          </table:table-cell>
          <table:table-cell office:value-type="string">
            <text:p>(solution13)</text:p>
          </table:table-cell>
          <table:table-cell table:formula="of:=[.D14]/[.B14]" office:value-type="float" office:value="2190.99">
            <text:p>2190.9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2.18">
            <text:p>12.18</text:p>
          </table:table-cell>
          <table:table-cell office:value-type="float" office:value="2302.02">
            <text:p>2302.02</text:p>
          </table:table-cell>
          <table:table-cell office:value-type="string">
            <text:p>(solution14)</text:p>
          </table:table-cell>
          <table:table-cell table:formula="of:=[.D15]/[.B15]" office:value-type="float" office:value="2302.02">
            <text:p>2302.0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2.78">
            <text:p>12.78</text:p>
          </table:table-cell>
          <table:table-cell office:value-type="float" office:value="2313.18">
            <text:p>2313.18</text:p>
          </table:table-cell>
          <table:table-cell office:value-type="string">
            <text:p>(solution15)</text:p>
          </table:table-cell>
          <table:table-cell table:formula="of:=[.D16]/[.B16]" office:value-type="float" office:value="2313.18">
            <text:p>2313.1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3.97">
            <text:p>13.97</text:p>
          </table:table-cell>
          <table:table-cell office:value-type="float" office:value="2472.69">
            <text:p>2472.69</text:p>
          </table:table-cell>
          <table:table-cell office:value-type="string">
            <text:p>(solution16)</text:p>
          </table:table-cell>
          <table:table-cell table:formula="of:=[.D17]/[.B17]" office:value-type="float" office:value="2472.69">
            <text:p>2472.6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4.77">
            <text:p>14.77</text:p>
          </table:table-cell>
          <table:table-cell office:value-type="float" office:value="2525.67">
            <text:p>2525.67</text:p>
          </table:table-cell>
          <table:table-cell office:value-type="string">
            <text:p>(solution17)</text:p>
          </table:table-cell>
          <table:table-cell table:formula="of:=[.D18]/[.B18]" office:value-type="float" office:value="2525.67">
            <text:p>2525.67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5.64">
            <text:p>15.64</text:p>
          </table:table-cell>
          <table:table-cell office:value-type="float" office:value="2611.88">
            <text:p>2611.88</text:p>
          </table:table-cell>
          <table:table-cell office:value-type="string">
            <text:p>(solution18)</text:p>
          </table:table-cell>
          <table:table-cell table:formula="of:=[.D19]/[.B19]" office:value-type="float" office:value="2611.88">
            <text:p>2611.8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6.36">
            <text:p>16.36</text:p>
          </table:table-cell>
          <table:table-cell office:value-type="float" office:value="2617.6">
            <text:p>2617.6</text:p>
          </table:table-cell>
          <table:table-cell office:value-type="string">
            <text:p>(solution19)</text:p>
          </table:table-cell>
          <table:table-cell table:formula="of:=[.D20]/[.B20]" office:value-type="float" office:value="2617.6">
            <text:p>2617.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7.16">
            <text:p>17.16</text:p>
          </table:table-cell>
          <table:table-cell office:value-type="float" office:value="2745.6">
            <text:p>2745.6</text:p>
          </table:table-cell>
          <table:table-cell office:value-type="string">
            <text:p>(solution20)</text:p>
          </table:table-cell>
          <table:table-cell table:formula="of:=[.D21]/[.B21]" office:value-type="float" office:value="2745.6">
            <text:p>2745.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25.89">
            <text:p>25.89</text:p>
          </table:table-cell>
          <table:table-cell office:value-type="float" office:value="3754.05">
            <text:p>3754.05</text:p>
          </table:table-cell>
          <table:table-cell office:value-type="string">
            <text:p>(solution21)</text:p>
          </table:table-cell>
          <table:table-cell table:formula="of:=[.D22]/[.B22]" office:value-type="float" office:value="3754.05">
            <text:p>3754.0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41.64">
            <text:p>41.64</text:p>
          </table:table-cell>
          <table:table-cell office:value-type="float" office:value="5288.28">
            <text:p>5288.28</text:p>
          </table:table-cell>
          <table:table-cell office:value-type="string">
            <text:p>(solution22)</text:p>
          </table:table-cell>
          <table:table-cell table:formula="of:=[.D23]/[.B23]" office:value-type="float" office:value="5288.28">
            <text:p>5288.2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80.23">
            <text:p>80.23</text:p>
          </table:table-cell>
          <table:table-cell office:value-type="float" office:value="9146.22">
            <text:p>9146.22</text:p>
          </table:table-cell>
          <table:table-cell office:value-type="string">
            <text:p>(solution23)</text:p>
          </table:table-cell>
          <table:table-cell table:formula="of:=[.D24]/[.B24]" office:value-type="float" office:value="9146.22">
            <text:p>9146.2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133.29">
            <text:p>133.29</text:p>
          </table:table-cell>
          <table:table-cell office:value-type="float" office:value="14928.48">
            <text:p>14928.48</text:p>
          </table:table-cell>
          <table:table-cell office:value-type="string">
            <text:p>(solution24)</text:p>
          </table:table-cell>
          <table:table-cell table:formula="of:=[.D25]/[.B25]" office:value-type="float" office:value="14928.48">
            <text:p>14928.4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">
            <text:p>1</text:p>
          </table:table-cell>
          <table:table-cell office:value-type="float" office:value="242.35">
            <text:p>242.35</text:p>
          </table:table-cell>
          <table:table-cell office:value-type="float" office:value="26658.5">
            <text:p>26658.5</text:p>
          </table:table-cell>
          <table:table-cell office:value-type="string">
            <text:p>(solution25)</text:p>
          </table:table-cell>
          <table:table-cell table:formula="of:=[.D26]/[.B26]" office:value-type="float" office:value="26658.5">
            <text:p>26658.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office:value-type="float" office:value="4691.05">
            <text:p>4691.05</text:p>
          </table:table-cell>
          <table:table-cell office:value-type="string">
            <text:p>(solution26)</text:p>
          </table:table-cell>
          <table:table-cell table:formula="of:=[.D27]/[.B27]" office:value-type="float" office:value="2345.525">
            <text:p>2345.52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office:value-type="float" office:value="4554.55">
            <text:p>4554.55</text:p>
          </table:table-cell>
          <table:table-cell office:value-type="string">
            <text:p>(solution27)</text:p>
          </table:table-cell>
          <table:table-cell table:formula="of:=[.D28]/[.B28]" office:value-type="float" office:value="2277.275">
            <text:p>2277.27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office:value-type="float" office:value="4554.55">
            <text:p>4554.55</text:p>
          </table:table-cell>
          <table:table-cell office:value-type="string">
            <text:p>(solution28)</text:p>
          </table:table-cell>
          <table:table-cell table:formula="of:=[.D29]/[.B29]" office:value-type="float" office:value="2277.275">
            <text:p>2277.27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office:value-type="float" office:value="4408.95">
            <text:p>4408.95</text:p>
          </table:table-cell>
          <table:table-cell office:value-type="string">
            <text:p>(solution29)</text:p>
          </table:table-cell>
          <table:table-cell table:formula="of:=[.D30]/[.B30]" office:value-type="float" office:value="2204.475">
            <text:p>2204.47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office:value-type="float" office:value="3444.35">
            <text:p>3444.35</text:p>
          </table:table-cell>
          <table:table-cell office:value-type="string">
            <text:p>(solution30)</text:p>
          </table:table-cell>
          <table:table-cell table:formula="of:=[.D31]/[.B31]" office:value-type="float" office:value="1722.175">
            <text:p>1722.17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5.08">
            <text:p>5.08</text:p>
          </table:table-cell>
          <table:table-cell office:value-type="float" office:value="3235.96">
            <text:p>3235.96</text:p>
          </table:table-cell>
          <table:table-cell office:value-type="string">
            <text:p>(solution31)</text:p>
          </table:table-cell>
          <table:table-cell table:formula="of:=[.D32]/[.B32]" office:value-type="float" office:value="1617.98">
            <text:p>1617.9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6.12">
            <text:p>6.12</text:p>
          </table:table-cell>
          <table:table-cell office:value-type="float" office:value="3629.16">
            <text:p>3629.16</text:p>
          </table:table-cell>
          <table:table-cell office:value-type="string">
            <text:p>(solution32)</text:p>
          </table:table-cell>
          <table:table-cell table:formula="of:=[.D33]/[.B33]" office:value-type="float" office:value="1814.58">
            <text:p>1814.5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 office:value-type="float" office:value="3807.12">
            <text:p>3807.12</text:p>
          </table:table-cell>
          <table:table-cell office:value-type="string">
            <text:p>(solution33)</text:p>
          </table:table-cell>
          <table:table-cell table:formula="of:=[.D34]/[.B34]" office:value-type="float" office:value="1903.56">
            <text:p>1903.5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7.79">
            <text:p>7.79</text:p>
          </table:table-cell>
          <table:table-cell office:value-type="float" office:value="3965.11">
            <text:p>3965.11</text:p>
          </table:table-cell>
          <table:table-cell office:value-type="string">
            <text:p>(solution34)</text:p>
          </table:table-cell>
          <table:table-cell table:formula="of:=[.D35]/[.B35]" office:value-type="float" office:value="1982.555">
            <text:p>1982.5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8.62">
            <text:p>8.62</text:p>
          </table:table-cell>
          <table:table-cell office:value-type="float" office:value="3646.26">
            <text:p>3646.26</text:p>
          </table:table-cell>
          <table:table-cell office:value-type="string">
            <text:p>(solution35)</text:p>
          </table:table-cell>
          <table:table-cell table:formula="of:=[.D36]/[.B36]" office:value-type="float" office:value="1823.13">
            <text:p>1823.1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8.62">
            <text:p>8.62</text:p>
          </table:table-cell>
          <table:table-cell office:value-type="float" office:value="3646.26">
            <text:p>3646.26</text:p>
          </table:table-cell>
          <table:table-cell office:value-type="string">
            <text:p>(solution36)</text:p>
          </table:table-cell>
          <table:table-cell table:formula="of:=[.D37]/[.B37]" office:value-type="float" office:value="1823.13">
            <text:p>1823.1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0.3">
            <text:p>10.3</text:p>
          </table:table-cell>
          <table:table-cell office:value-type="float" office:value="4130.3">
            <text:p>4130.3</text:p>
          </table:table-cell>
          <table:table-cell office:value-type="string">
            <text:p>(solution37)</text:p>
          </table:table-cell>
          <table:table-cell table:formula="of:=[.D38]/[.B38]" office:value-type="float" office:value="2065.15">
            <text:p>2065.1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1.01">
            <text:p>11.01</text:p>
          </table:table-cell>
          <table:table-cell office:value-type="float" office:value="4370.97">
            <text:p>4370.97</text:p>
          </table:table-cell>
          <table:table-cell office:value-type="string">
            <text:p>(solution38)</text:p>
          </table:table-cell>
          <table:table-cell table:formula="of:=[.D39]/[.B39]" office:value-type="float" office:value="2185.485">
            <text:p>2185.48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2.18">
            <text:p>12.18</text:p>
          </table:table-cell>
          <table:table-cell office:value-type="float" office:value="4591.86">
            <text:p>4591.86</text:p>
          </table:table-cell>
          <table:table-cell office:value-type="string">
            <text:p>(solution39)</text:p>
          </table:table-cell>
          <table:table-cell table:formula="of:=[.D40]/[.B40]" office:value-type="float" office:value="2295.93">
            <text:p>2295.9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2.78">
            <text:p>12.78</text:p>
          </table:table-cell>
          <table:table-cell office:value-type="float" office:value="4613.58">
            <text:p>4613.58</text:p>
          </table:table-cell>
          <table:table-cell office:value-type="string">
            <text:p>(solution40)</text:p>
          </table:table-cell>
          <table:table-cell table:formula="of:=[.D41]/[.B41]" office:value-type="float" office:value="2306.79">
            <text:p>2306.7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3.97">
            <text:p>13.97</text:p>
          </table:table-cell>
          <table:table-cell office:value-type="float" office:value="4931.41">
            <text:p>4931.41</text:p>
          </table:table-cell>
          <table:table-cell office:value-type="string">
            <text:p>(solution41)</text:p>
          </table:table-cell>
          <table:table-cell table:formula="of:=[.D42]/[.B42]" office:value-type="float" office:value="2465.705">
            <text:p>2465.70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4.77">
            <text:p>14.77</text:p>
          </table:table-cell>
          <table:table-cell office:value-type="float" office:value="5036.57">
            <text:p>5036.57</text:p>
          </table:table-cell>
          <table:table-cell office:value-type="string">
            <text:p>(solution42)</text:p>
          </table:table-cell>
          <table:table-cell table:formula="of:=[.D43]/[.B43]" office:value-type="float" office:value="2518.285">
            <text:p>2518.28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5.64">
            <text:p>15.64</text:p>
          </table:table-cell>
          <table:table-cell office:value-type="float" office:value="5208.12">
            <text:p>5208.12</text:p>
          </table:table-cell>
          <table:table-cell office:value-type="string">
            <text:p>(solution43)</text:p>
          </table:table-cell>
          <table:table-cell table:formula="of:=[.D44]/[.B44]" office:value-type="float" office:value="2604.06">
            <text:p>2604.0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6.36">
            <text:p>16.36</text:p>
          </table:table-cell>
          <table:table-cell office:value-type="float" office:value="5218.84">
            <text:p>5218.84</text:p>
          </table:table-cell>
          <table:table-cell office:value-type="string">
            <text:p>(solution44)</text:p>
          </table:table-cell>
          <table:table-cell table:formula="of:=[.D45]/[.B45]" office:value-type="float" office:value="2609.42">
            <text:p>2609.4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7.16">
            <text:p>17.16</text:p>
          </table:table-cell>
          <table:table-cell office:value-type="float" office:value="5474.04">
            <text:p>5474.04</text:p>
          </table:table-cell>
          <table:table-cell office:value-type="string">
            <text:p>(solution45)</text:p>
          </table:table-cell>
          <table:table-cell table:formula="of:=[.D46]/[.B46]" office:value-type="float" office:value="2737.02">
            <text:p>2737.0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25.89">
            <text:p>25.89</text:p>
          </table:table-cell>
          <table:table-cell office:value-type="float" office:value="7482.21">
            <text:p>7482.21</text:p>
          </table:table-cell>
          <table:table-cell office:value-type="string">
            <text:p>(solution46)</text:p>
          </table:table-cell>
          <table:table-cell table:formula="of:=[.D47]/[.B47]" office:value-type="float" office:value="3741.105">
            <text:p>3741.10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41.64">
            <text:p>41.64</text:p>
          </table:table-cell>
          <table:table-cell office:value-type="float" office:value="10534.92">
            <text:p>10534.92</text:p>
          </table:table-cell>
          <table:table-cell office:value-type="string">
            <text:p>(solution47)</text:p>
          </table:table-cell>
          <table:table-cell table:formula="of:=[.D48]/[.B48]" office:value-type="float" office:value="5267.46">
            <text:p>5267.4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80.23">
            <text:p>80.23</text:p>
          </table:table-cell>
          <table:table-cell office:value-type="float" office:value="18212.21">
            <text:p>18212.21</text:p>
          </table:table-cell>
          <table:table-cell office:value-type="string">
            <text:p>(solution48)</text:p>
          </table:table-cell>
          <table:table-cell table:formula="of:=[.D49]/[.B49]" office:value-type="float" office:value="9106.105">
            <text:p>9106.10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133.29">
            <text:p>133.29</text:p>
          </table:table-cell>
          <table:table-cell office:value-type="float" office:value="29723.67">
            <text:p>29723.67</text:p>
          </table:table-cell>
          <table:table-cell office:value-type="string">
            <text:p>(solution49)</text:p>
          </table:table-cell>
          <table:table-cell table:formula="of:=[.D50]/[.B50]" office:value-type="float" office:value="14861.835">
            <text:p>14861.83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2">
            <text:p>2</text:p>
          </table:table-cell>
          <table:table-cell office:value-type="float" office:value="242.35">
            <text:p>242.35</text:p>
          </table:table-cell>
          <table:table-cell office:value-type="float" office:value="53074.65">
            <text:p>53074.65</text:p>
          </table:table-cell>
          <table:table-cell office:value-type="string">
            <text:p>(solution50)</text:p>
          </table:table-cell>
          <table:table-cell table:formula="of:=[.D51]/[.B51]" office:value-type="float" office:value="26537.325">
            <text:p>26537.32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float" office:value="23437.05">
            <text:p>23437.05</text:p>
          </table:table-cell>
          <table:table-cell office:value-type="string">
            <text:p>(solution51)</text:p>
          </table:table-cell>
          <table:table-cell table:formula="of:=[.D52]/[.B52]" office:value-type="float" office:value="2343.705">
            <text:p>2343.70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float" office:value="22754.55">
            <text:p>22754.55</text:p>
          </table:table-cell>
          <table:table-cell office:value-type="string">
            <text:p>(solution52)</text:p>
          </table:table-cell>
          <table:table-cell table:formula="of:=[.D53]/[.B53]" office:value-type="float" office:value="2275.455">
            <text:p>2275.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float" office:value="22754.55">
            <text:p>22754.55</text:p>
          </table:table-cell>
          <table:table-cell office:value-type="string">
            <text:p>(solution53)</text:p>
          </table:table-cell>
          <table:table-cell table:formula="of:=[.D54]/[.B54]" office:value-type="float" office:value="2275.455">
            <text:p>2275.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float" office:value="22026.55">
            <text:p>22026.55</text:p>
          </table:table-cell>
          <table:table-cell office:value-type="string">
            <text:p>(solution54)</text:p>
          </table:table-cell>
          <table:table-cell table:formula="of:=[.D55]/[.B55]" office:value-type="float" office:value="2202.655">
            <text:p>2202.6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.55">
            <text:p>4.55</text:p>
          </table:table-cell>
          <table:table-cell office:value-type="float" office:value="17203.55">
            <text:p>17203.55</text:p>
          </table:table-cell>
          <table:table-cell office:value-type="string">
            <text:p>(solution55)</text:p>
          </table:table-cell>
          <table:table-cell table:formula="of:=[.D56]/[.B56]" office:value-type="float" office:value="1720.355">
            <text:p>1720.3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5.08">
            <text:p>5.08</text:p>
          </table:table-cell>
          <table:table-cell office:value-type="float" office:value="16159.48">
            <text:p>16159.48</text:p>
          </table:table-cell>
          <table:table-cell office:value-type="string">
            <text:p>(solution56)</text:p>
          </table:table-cell>
          <table:table-cell table:formula="of:=[.D57]/[.B57]" office:value-type="float" office:value="1615.948">
            <text:p>1615.94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6.12">
            <text:p>6.12</text:p>
          </table:table-cell>
          <table:table-cell office:value-type="float" office:value="18121.32">
            <text:p>18121.32</text:p>
          </table:table-cell>
          <table:table-cell office:value-type="string">
            <text:p>(solution57)</text:p>
          </table:table-cell>
          <table:table-cell table:formula="of:=[.D58]/[.B58]" office:value-type="float" office:value="1812.132">
            <text:p>1812.13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6.96">
            <text:p>6.96</text:p>
          </table:table-cell>
          <table:table-cell office:value-type="float" office:value="19007.76">
            <text:p>19007.76</text:p>
          </table:table-cell>
          <table:table-cell office:value-type="string">
            <text:p>(solution58)</text:p>
          </table:table-cell>
          <table:table-cell table:formula="of:=[.D59]/[.B59]" office:value-type="float" office:value="1900.776">
            <text:p>1900.77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7.79">
            <text:p>7.79</text:p>
          </table:table-cell>
          <table:table-cell office:value-type="float" office:value="19794.39">
            <text:p>19794.39</text:p>
          </table:table-cell>
          <table:table-cell office:value-type="string">
            <text:p>(solution59)</text:p>
          </table:table-cell>
          <table:table-cell table:formula="of:=[.D60]/[.B60]" office:value-type="float" office:value="1979.439">
            <text:p>1979.43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8.62">
            <text:p>8.62</text:p>
          </table:table-cell>
          <table:table-cell office:value-type="float" office:value="18196.82">
            <text:p>18196.82</text:p>
          </table:table-cell>
          <table:table-cell office:value-type="string">
            <text:p>(solution60)</text:p>
          </table:table-cell>
          <table:table-cell table:formula="of:=[.D61]/[.B61]" office:value-type="float" office:value="1819.682">
            <text:p>1819.68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8.62">
            <text:p>8.62</text:p>
          </table:table-cell>
          <table:table-cell office:value-type="float" office:value="18196.82">
            <text:p>18196.82</text:p>
          </table:table-cell>
          <table:table-cell office:value-type="string">
            <text:p>(solution61)</text:p>
          </table:table-cell>
          <table:table-cell table:formula="of:=[.D62]/[.B62]" office:value-type="float" office:value="1819.682">
            <text:p>1819.68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0.3">
            <text:p>10.3</text:p>
          </table:table-cell>
          <table:table-cell office:value-type="float" office:value="20610.3">
            <text:p>20610.3</text:p>
          </table:table-cell>
          <table:table-cell office:value-type="string">
            <text:p>(solution62)</text:p>
          </table:table-cell>
          <table:table-cell table:formula="of:=[.D63]/[.B63]" office:value-type="float" office:value="2061.03">
            <text:p>2061.0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1.01">
            <text:p>11.01</text:p>
          </table:table-cell>
          <table:table-cell office:value-type="float" office:value="21810.81">
            <text:p>21810.81</text:p>
          </table:table-cell>
          <table:table-cell office:value-type="string">
            <text:p>(solution63)</text:p>
          </table:table-cell>
          <table:table-cell table:formula="of:=[.D64]/[.B64]" office:value-type="float" office:value="2181.081">
            <text:p>2181.081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2.18">
            <text:p>12.18</text:p>
          </table:table-cell>
          <table:table-cell office:value-type="float" office:value="22910.58">
            <text:p>22910.58</text:p>
          </table:table-cell>
          <table:table-cell office:value-type="string">
            <text:p>(solution64)</text:p>
          </table:table-cell>
          <table:table-cell table:formula="of:=[.D65]/[.B65]" office:value-type="float" office:value="2291.058">
            <text:p>2291.05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2.78">
            <text:p>12.78</text:p>
          </table:table-cell>
          <table:table-cell office:value-type="float" office:value="23016.78">
            <text:p>23016.78</text:p>
          </table:table-cell>
          <table:table-cell office:value-type="string">
            <text:p>(solution65)</text:p>
          </table:table-cell>
          <table:table-cell table:formula="of:=[.D66]/[.B66]" office:value-type="float" office:value="2301.678">
            <text:p>2301.67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3.97">
            <text:p>13.97</text:p>
          </table:table-cell>
          <table:table-cell office:value-type="float" office:value="24601.17">
            <text:p>24601.17</text:p>
          </table:table-cell>
          <table:table-cell office:value-type="string">
            <text:p>(solution66)</text:p>
          </table:table-cell>
          <table:table-cell table:formula="of:=[.D67]/[.B67]" office:value-type="float" office:value="2460.117">
            <text:p>2460.117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4.77">
            <text:p>14.77</text:p>
          </table:table-cell>
          <table:table-cell office:value-type="float" office:value="25123.77">
            <text:p>25123.77</text:p>
          </table:table-cell>
          <table:table-cell office:value-type="string">
            <text:p>(solution67)</text:p>
          </table:table-cell>
          <table:table-cell table:formula="of:=[.D68]/[.B68]" office:value-type="float" office:value="2512.377">
            <text:p>2512.377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5.64">
            <text:p>15.64</text:p>
          </table:table-cell>
          <table:table-cell office:value-type="float" office:value="25978.04">
            <text:p>25978.04</text:p>
          </table:table-cell>
          <table:table-cell office:value-type="string">
            <text:p>(solution68)</text:p>
          </table:table-cell>
          <table:table-cell table:formula="of:=[.D69]/[.B69]" office:value-type="float" office:value="2597.804">
            <text:p>2597.80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6.36">
            <text:p>16.36</text:p>
          </table:table-cell>
          <table:table-cell office:value-type="float" office:value="26028.76">
            <text:p>26028.76</text:p>
          </table:table-cell>
          <table:table-cell office:value-type="string">
            <text:p>(solution69)</text:p>
          </table:table-cell>
          <table:table-cell table:formula="of:=[.D70]/[.B70]" office:value-type="float" office:value="2602.876">
            <text:p>2602.87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7.16">
            <text:p>17.16</text:p>
          </table:table-cell>
          <table:table-cell office:value-type="float" office:value="27301.56">
            <text:p>27301.56</text:p>
          </table:table-cell>
          <table:table-cell office:value-type="string">
            <text:p>(solution70)</text:p>
          </table:table-cell>
          <table:table-cell table:formula="of:=[.D71]/[.B71]" office:value-type="float" office:value="2730.156">
            <text:p>2730.15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25.89">
            <text:p>25.89</text:p>
          </table:table-cell>
          <table:table-cell office:value-type="float" office:value="37307.49">
            <text:p>37307.49</text:p>
          </table:table-cell>
          <table:table-cell office:value-type="string">
            <text:p>(solution71)</text:p>
          </table:table-cell>
          <table:table-cell table:formula="of:=[.D72]/[.B72]" office:value-type="float" office:value="3730.749">
            <text:p>3730.74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41.64">
            <text:p>41.64</text:p>
          </table:table-cell>
          <table:table-cell office:value-type="float" office:value="52508.04">
            <text:p>52508.04</text:p>
          </table:table-cell>
          <table:table-cell office:value-type="string">
            <text:p>(solution72)</text:p>
          </table:table-cell>
          <table:table-cell table:formula="of:=[.D73]/[.B73]" office:value-type="float" office:value="5250.804">
            <text:p>5250.80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80.23">
            <text:p>80.23</text:p>
          </table:table-cell>
          <table:table-cell office:value-type="float" office:value="90740.13">
            <text:p>90740.13</text:p>
          </table:table-cell>
          <table:table-cell office:value-type="string">
            <text:p>(solution73)</text:p>
          </table:table-cell>
          <table:table-cell table:formula="of:=[.D74]/[.B74]" office:value-type="float" office:value="9074.013">
            <text:p>9074.01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133.29">
            <text:p>133.29</text:p>
          </table:table-cell>
          <table:table-cell office:value-type="float" office:value="148085.19">
            <text:p>148085.19</text:p>
          </table:table-cell>
          <table:table-cell office:value-type="string">
            <text:p><text:s/>(solution74)</text:p>
          </table:table-cell>
          <table:table-cell table:formula="of:=[.D75]/[.B75]" office:value-type="float" office:value="14808.519">
            <text:p>14808.51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">
            <text:p>10</text:p>
          </table:table-cell>
          <table:table-cell office:value-type="float" office:value="242.35">
            <text:p>242.35</text:p>
          </table:table-cell>
          <table:table-cell office:value-type="float" office:value="264403.85">
            <text:p>264403.85</text:p>
          </table:table-cell>
          <table:table-cell office:value-type="string">
            <text:p><text:s/>(solution75)</text:p>
          </table:table-cell>
          <table:table-cell table:formula="of:=[.D76]/[.B76]" office:value-type="float" office:value="26440.385">
            <text:p>26440.38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.55">
            <text:p>4.55</text:p>
          </table:table-cell>
          <table:table-cell office:value-type="float" office:value="241614.1">
            <text:p>241614.1</text:p>
          </table:table-cell>
          <table:table-cell office:value-type="string">
            <text:p><text:s/>(solution76)</text:p>
          </table:table-cell>
          <table:table-cell table:formula="of:=[.D77]/[.B77]" office:value-type="float" office:value="2416.141">
            <text:p>2416.141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.55">
            <text:p>4.55</text:p>
          </table:table-cell>
          <table:table-cell office:value-type="float" office:value="241154.55">
            <text:p>241154.55</text:p>
          </table:table-cell>
          <table:table-cell office:value-type="string">
            <text:p><text:s/>(solution77)</text:p>
          </table:table-cell>
          <table:table-cell table:formula="of:=[.D78]/[.B78]" office:value-type="float" office:value="2411.5455">
            <text:p>2411.5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.55">
            <text:p>4.55</text:p>
          </table:table-cell>
          <table:table-cell office:value-type="float" office:value="227504.55">
            <text:p>227504.55</text:p>
          </table:table-cell>
          <table:table-cell office:value-type="string">
            <text:p><text:s/>(solution78)</text:p>
          </table:table-cell>
          <table:table-cell table:formula="of:=[.D79]/[.B79]" office:value-type="float" office:value="2275.0455">
            <text:p>2275.0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.55">
            <text:p>4.55</text:p>
          </table:table-cell>
          <table:table-cell office:value-type="float" office:value="220224.55">
            <text:p>220224.55</text:p>
          </table:table-cell>
          <table:table-cell office:value-type="string">
            <text:p><text:s/>(solution79)</text:p>
          </table:table-cell>
          <table:table-cell table:formula="of:=[.D80]/[.B80]" office:value-type="float" office:value="2202.2455">
            <text:p>2202.2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.55">
            <text:p>4.55</text:p>
          </table:table-cell>
          <table:table-cell office:value-type="float" office:value="171994.55">
            <text:p>171994.55</text:p>
          </table:table-cell>
          <table:table-cell office:value-type="string">
            <text:p><text:s/>(solution80)</text:p>
          </table:table-cell>
          <table:table-cell table:formula="of:=[.D81]/[.B81]" office:value-type="float" office:value="1719.9455">
            <text:p>1719.9455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5.08">
            <text:p>5.08</text:p>
          </table:table-cell>
          <table:table-cell office:value-type="float" office:value="161549.08">
            <text:p>161549.08</text:p>
          </table:table-cell>
          <table:table-cell office:value-type="string">
            <text:p><text:s/>(solution81)</text:p>
          </table:table-cell>
          <table:table-cell table:formula="of:=[.D82]/[.B82]" office:value-type="float" office:value="1615.4908">
            <text:p>1615.490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6.12">
            <text:p>6.12</text:p>
          </table:table-cell>
          <table:table-cell office:value-type="float" office:value="181158.12">
            <text:p>181158.12</text:p>
          </table:table-cell>
          <table:table-cell office:value-type="string">
            <text:p><text:s/>(solution82)</text:p>
          </table:table-cell>
          <table:table-cell table:formula="of:=[.D83]/[.B83]" office:value-type="float" office:value="1811.5812">
            <text:p>1811.581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6.96">
            <text:p>6.96</text:p>
          </table:table-cell>
          <table:table-cell office:value-type="float" office:value="190014.96">
            <text:p>190014.96</text:p>
          </table:table-cell>
          <table:table-cell office:value-type="string">
            <text:p><text:s/>(solution83)</text:p>
          </table:table-cell>
          <table:table-cell table:formula="of:=[.D84]/[.B84]" office:value-type="float" office:value="1900.1496">
            <text:p>1900.149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7.79">
            <text:p>7.79</text:p>
          </table:table-cell>
          <table:table-cell office:value-type="float" office:value="197873.79">
            <text:p>197873.79</text:p>
          </table:table-cell>
          <table:table-cell office:value-type="string">
            <text:p><text:s/>(solution84)</text:p>
          </table:table-cell>
          <table:table-cell table:formula="of:=[.D85]/[.B85]" office:value-type="float" office:value="1978.7379">
            <text:p>1978.737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8.62">
            <text:p>8.62</text:p>
          </table:table-cell>
          <table:table-cell office:value-type="float" office:value="181890.62">
            <text:p>181890.62</text:p>
          </table:table-cell>
          <table:table-cell office:value-type="string">
            <text:p><text:s/>(solution85)</text:p>
          </table:table-cell>
          <table:table-cell table:formula="of:=[.D86]/[.B86]" office:value-type="float" office:value="1818.9062">
            <text:p>1818.906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8.62">
            <text:p>8.62</text:p>
          </table:table-cell>
          <table:table-cell office:value-type="float" office:value="181890.62">
            <text:p>181890.62</text:p>
          </table:table-cell>
          <table:table-cell office:value-type="string">
            <text:p><text:s/>(solution86)</text:p>
          </table:table-cell>
          <table:table-cell table:formula="of:=[.D87]/[.B87]" office:value-type="float" office:value="1818.9062">
            <text:p>1818.9062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0.3">
            <text:p>10.3</text:p>
          </table:table-cell>
          <table:table-cell office:value-type="float" office:value="206010.3">
            <text:p>206010.3</text:p>
          </table:table-cell>
          <table:table-cell office:value-type="string">
            <text:p><text:s/>(solution87)</text:p>
          </table:table-cell>
          <table:table-cell table:formula="of:=[.D88]/[.B88]" office:value-type="float" office:value="2060.103">
            <text:p>2060.10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1.01">
            <text:p>11.01</text:p>
          </table:table-cell>
          <table:table-cell office:value-type="float" office:value="218009.01">
            <text:p>218009.01</text:p>
          </table:table-cell>
          <table:table-cell office:value-type="string">
            <text:p><text:s/>(solution88)</text:p>
          </table:table-cell>
          <table:table-cell table:formula="of:=[.D89]/[.B89]" office:value-type="float" office:value="2180.0901">
            <text:p>2180.0901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2.18">
            <text:p>12.18</text:p>
          </table:table-cell>
          <table:table-cell office:value-type="float" office:value="228996.18">
            <text:p>228996.18</text:p>
          </table:table-cell>
          <table:table-cell office:value-type="string">
            <text:p><text:s/>(solution89)</text:p>
          </table:table-cell>
          <table:table-cell table:formula="of:=[.D90]/[.B90]" office:value-type="float" office:value="2289.9618">
            <text:p>2289.961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2.78">
            <text:p>12.78</text:p>
          </table:table-cell>
          <table:table-cell office:value-type="float" office:value="230052.78">
            <text:p>230052.78</text:p>
          </table:table-cell>
          <table:table-cell office:value-type="string">
            <text:p><text:s/>(solution90)</text:p>
          </table:table-cell>
          <table:table-cell table:formula="of:=[.D91]/[.B91]" office:value-type="float" office:value="2300.5278">
            <text:p>2300.5278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3.97">
            <text:p>13.97</text:p>
          </table:table-cell>
          <table:table-cell office:value-type="float" office:value="245885.97">
            <text:p>245885.97</text:p>
          </table:table-cell>
          <table:table-cell office:value-type="string">
            <text:p><text:s/>(solution91)</text:p>
          </table:table-cell>
          <table:table-cell table:formula="of:=[.D92]/[.B92]" office:value-type="float" office:value="2458.8597">
            <text:p>2458.8597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4.77">
            <text:p>14.77</text:p>
          </table:table-cell>
          <table:table-cell office:value-type="float" office:value="251104.77">
            <text:p>251104.77</text:p>
          </table:table-cell>
          <table:table-cell office:value-type="string">
            <text:p><text:s/>(solution92)</text:p>
          </table:table-cell>
          <table:table-cell table:formula="of:=[.D93]/[.B93]" office:value-type="float" office:value="2511.0477">
            <text:p>2511.0477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5.64">
            <text:p>15.64</text:p>
          </table:table-cell>
          <table:table-cell office:value-type="float" office:value="259639.64">
            <text:p>259639.64</text:p>
          </table:table-cell>
          <table:table-cell office:value-type="string">
            <text:p><text:s/>(solution93)</text:p>
          </table:table-cell>
          <table:table-cell table:formula="of:=[.D94]/[.B94]" office:value-type="float" office:value="2596.3964">
            <text:p>2596.396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6.36">
            <text:p>16.36</text:p>
          </table:table-cell>
          <table:table-cell office:value-type="float" office:value="260140.36">
            <text:p>260140.36</text:p>
          </table:table-cell>
          <table:table-cell office:value-type="string">
            <text:p><text:s/>(solution94)</text:p>
          </table:table-cell>
          <table:table-cell table:formula="of:=[.D95]/[.B95]" office:value-type="float" office:value="2601.4036">
            <text:p>2601.403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7.16">
            <text:p>17.16</text:p>
          </table:table-cell>
          <table:table-cell office:value-type="float" office:value="272861.16">
            <text:p>272861.16</text:p>
          </table:table-cell>
          <table:table-cell office:value-type="string">
            <text:p><text:s/>(solution95)</text:p>
          </table:table-cell>
          <table:table-cell table:formula="of:=[.D96]/[.B96]" office:value-type="float" office:value="2728.6116">
            <text:p>2728.6116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25.89">
            <text:p>25.89</text:p>
          </table:table-cell>
          <table:table-cell office:value-type="float" office:value="372841.89">
            <text:p>372841.89</text:p>
          </table:table-cell>
          <table:table-cell office:value-type="string">
            <text:p><text:s/>(solution96)</text:p>
          </table:table-cell>
          <table:table-cell table:formula="of:=[.D97]/[.B97]" office:value-type="float" office:value="3728.4189">
            <text:p>3728.418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41.64">
            <text:p>41.64</text:p>
          </table:table-cell>
          <table:table-cell office:value-type="float" office:value="524705.64">
            <text:p>524705.64</text:p>
          </table:table-cell>
          <table:table-cell office:value-type="string">
            <text:p><text:s/>(solution97)</text:p>
          </table:table-cell>
          <table:table-cell table:formula="of:=[.D98]/[.B98]" office:value-type="float" office:value="5247.0564">
            <text:p>5247.0564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80.23">
            <text:p>80.23</text:p>
          </table:table-cell>
          <table:table-cell office:value-type="float" office:value="906679.23">
            <text:p>906679.23</text:p>
          </table:table-cell>
          <table:table-cell office:value-type="string">
            <text:p><text:s/>(solution98)</text:p>
          </table:table-cell>
          <table:table-cell table:formula="of:=[.D99]/[.B99]" office:value-type="float" office:value="9066.7923">
            <text:p>9066.7923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133.29">
            <text:p>133.29</text:p>
          </table:table-cell>
          <table:table-cell office:value-type="float" office:value="1479652.29">
            <text:p>1479652.29</text:p>
          </table:table-cell>
          <table:table-cell office:value-type="string">
            <text:p><text:s text:c="2"/>(solution99)</text:p>
          </table:table-cell>
          <table:table-cell table:formula="of:=[.D100]/[.B100]" office:value-type="float" office:value="14796.5229">
            <text:p>14796.5229</text:p>
          </table:table-cell>
        </table:table-row>
        <table:table-row table:style-name="ro2">
          <table:table-cell office:value-type="string">
            <text:p>/home/benny/mehari-private/examples/dc_motor/dc_motor.c:</text:p>
          </table:table-cell>
          <table:table-cell office:value-type="float" office:value="100">
            <text:p>100</text:p>
          </table:table-cell>
          <table:table-cell office:value-type="float" office:value="242.35">
            <text:p>242.35</text:p>
          </table:table-cell>
          <table:table-cell office:value-type="float" office:value="2641857.35">
            <text:p>2641857.35</text:p>
          </table:table-cell>
          <table:table-cell office:value-type="string">
            <text:p><text:s text:c="2"/>(solution100)</text:p>
          </table:table-cell>
          <table:table-cell table:formula="of:=[.D101]/[.B101]" office:value-type="float" office:value="26418.5735">
            <text:p>26418.5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13:40:25</dc:date>
    <dc:creator>benny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Execution time for different target frequencies</text:p>
        </chart:title>
        <chart:subtitle svg:x="2.678cm" svg:y="1.275cm" chart:style-name="ch3">
          <text:p>(DC Motor Example with Inlining and Dataflow Optimizations,
All Times are before Placement&amp;Routing)</text:p>
        </chart:subtitle>
        <chart:plot-area chart:style-name="ch4" table:cell-range-address="Sheet1.C1:Sheet1.C101 Sheet1.F2:Sheet1.F101" chart:data-source-has-labels="row" svg:x="1.331cm" svg:y="2.768cm" svg:width="14.029cm" svg:height="5.071cm">
          <chartooo:coordinate-region svg:x="2.323cm" svg:y="2.967cm" svg:width="12.85cm" svg:height="4.225cm"/>
          <chart:axis chart:dimension="x" chart:name="primary-x" chart:style-name="ch5">
            <chart:title svg:x="7.071cm" svg:y="8.019cm" chart:style-name="ch6">
              <text:p>Clock Period [ns]</text:p>
            </chart:title>
          </chart:axis>
          <chart:axis chart:dimension="y" chart:name="primary-y" chart:style-name="ch7">
            <chart:title svg:x="0.451cm" svg:y="7.675cm" chart:style-name="ch8">
              <text:p>Execution Time for one Step [ns]</text:p>
            </chart:title>
            <chart:grid chart:style-name="ch9" chart:class="major"/>
          </chart:axis>
          <chart:series chart:style-name="ch10" chart:values-cell-range-address="Sheet1.F2:Sheet1.F101" chart:label-cell-address="Sheet1.C1:Sheet1.C1" chart:class="chart:scatter">
            <chart:domain table:cell-range-address="Sheet1.C2:Sheet1.C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rio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5">
                <text:p>4.55</text:p>
                <draw:g>
                  <svg:desc>Sheet1.C2:Sheet1.C101</svg:desc>
                </draw:g>
              </table:table-cell>
              <table:table-cell office:value-type="float" office:value="2347.8">
                <text:p>2347.8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5">
                <text:p>4.55</text:p>
              </table:table-cell>
              <table:table-cell office:value-type="float" office:value="2279.55">
                <text:p>227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5">
                <text:p>4.55</text:p>
              </table:table-cell>
              <table:table-cell office:value-type="float" office:value="2279.55">
                <text:p>2279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5">
                <text:p>4.55</text:p>
              </table:table-cell>
              <table:table-cell office:value-type="float" office:value="2206.75">
                <text:p>220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5">
                <text:p>4.55</text:p>
              </table:table-cell>
              <table:table-cell office:value-type="float" office:value="1724.45">
                <text:p>1724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8">
                <text:p>5.08</text:p>
              </table:table-cell>
              <table:table-cell office:value-type="float" office:value="1620.52">
                <text:p>162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1817.64">
                <text:p>1817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6">
                <text:p>6.96</text:p>
              </table:table-cell>
              <table:table-cell office:value-type="float" office:value="1907.04">
                <text:p>1907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9">
                <text:p>7.79</text:p>
              </table:table-cell>
              <table:table-cell office:value-type="float" office:value="1986.45">
                <text:p>1986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2">
                <text:p>8.62</text:p>
              </table:table-cell>
              <table:table-cell office:value-type="float" office:value="1827.44">
                <text:p>1827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2">
                <text:p>8.62</text:p>
              </table:table-cell>
              <table:table-cell office:value-type="float" office:value="1827.44">
                <text:p>1827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">
                <text:p>10.3</text:p>
              </table:table-cell>
              <table:table-cell office:value-type="float" office:value="2070.3">
                <text:p>207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1">
                <text:p>11.01</text:p>
              </table:table-cell>
              <table:table-cell office:value-type="float" office:value="2190.99">
                <text:p>2190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18">
                <text:p>12.18</text:p>
              </table:table-cell>
              <table:table-cell office:value-type="float" office:value="2302.02">
                <text:p>2302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8">
                <text:p>12.78</text:p>
              </table:table-cell>
              <table:table-cell office:value-type="float" office:value="2313.18">
                <text:p>2313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7">
                <text:p>13.97</text:p>
              </table:table-cell>
              <table:table-cell office:value-type="float" office:value="2472.69">
                <text:p>2472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77">
                <text:p>14.77</text:p>
              </table:table-cell>
              <table:table-cell office:value-type="float" office:value="2525.67">
                <text:p>252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4">
                <text:p>15.64</text:p>
              </table:table-cell>
              <table:table-cell office:value-type="float" office:value="2611.88">
                <text:p>2611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6">
                <text:p>16.36</text:p>
              </table:table-cell>
              <table:table-cell office:value-type="float" office:value="2617.6">
                <text:p>2617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6">
                <text:p>17.16</text:p>
              </table:table-cell>
              <table:table-cell office:value-type="float" office:value="2745.6">
                <text:p>2745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89">
                <text:p>25.89</text:p>
              </table:table-cell>
              <table:table-cell office:value-type="float" office:value="3754.05">
                <text:p>3754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64">
                <text:p>41.64</text:p>
              </table:table-cell>
              <table:table-cell office:value-type="float" office:value="5288.28">
                <text:p>5288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23">
                <text:p>80.23</text:p>
              </table:table-cell>
              <table:table-cell office:value-type="float" office:value="9146.22">
                <text:p>9146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29">
                <text:p>133.29</text:p>
              </table:table-cell>
              <table:table-cell office:value-type="float" office:value="14928.48">
                <text:p>14928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.35">
                <text:p>242.35</text:p>
              </table:table-cell>
              <table:table-cell office:value-type="float" office:value="26658.5">
                <text:p>2665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5">
                <text:p>4.55</text:p>
              </table:table-cell>
              <table:table-cell office:value-type="float" office:value="2345.525">
                <text:p>2345.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5">
                <text:p>4.55</text:p>
              </table:table-cell>
              <table:table-cell office:value-type="float" office:value="2277.275">
                <text:p>2277.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5">
                <text:p>4.55</text:p>
              </table:table-cell>
              <table:table-cell office:value-type="float" office:value="2277.275">
                <text:p>2277.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5">
                <text:p>4.55</text:p>
              </table:table-cell>
              <table:table-cell office:value-type="float" office:value="2204.475">
                <text:p>2204.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5">
                <text:p>4.55</text:p>
              </table:table-cell>
              <table:table-cell office:value-type="float" office:value="1722.175">
                <text:p>1722.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8">
                <text:p>5.08</text:p>
              </table:table-cell>
              <table:table-cell office:value-type="float" office:value="1617.98">
                <text:p>1617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2">
                <text:p>6.12</text:p>
              </table:table-cell>
              <table:table-cell office:value-type="float" office:value="1814.58">
                <text:p>1814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6">
                <text:p>6.96</text:p>
              </table:table-cell>
              <table:table-cell office:value-type="float" office:value="1903.56">
                <text:p>1903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79">
                <text:p>7.79</text:p>
              </table:table-cell>
              <table:table-cell office:value-type="float" office:value="1982.555">
                <text:p>1982.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62">
                <text:p>8.62</text:p>
              </table:table-cell>
              <table:table-cell office:value-type="float" office:value="1823.13">
                <text:p>1823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62">
                <text:p>8.62</text:p>
              </table:table-cell>
              <table:table-cell office:value-type="float" office:value="1823.13">
                <text:p>1823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3">
                <text:p>10.3</text:p>
              </table:table-cell>
              <table:table-cell office:value-type="float" office:value="2065.15">
                <text:p>2065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1">
                <text:p>11.01</text:p>
              </table:table-cell>
              <table:table-cell office:value-type="float" office:value="2185.485">
                <text:p>2185.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8">
                <text:p>12.18</text:p>
              </table:table-cell>
              <table:table-cell office:value-type="float" office:value="2295.93">
                <text:p>2295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8">
                <text:p>12.78</text:p>
              </table:table-cell>
              <table:table-cell office:value-type="float" office:value="2306.79">
                <text:p>2306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97">
                <text:p>13.97</text:p>
              </table:table-cell>
              <table:table-cell office:value-type="float" office:value="2465.705">
                <text:p>2465.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7">
                <text:p>14.77</text:p>
              </table:table-cell>
              <table:table-cell office:value-type="float" office:value="2518.285">
                <text:p>2518.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64">
                <text:p>15.64</text:p>
              </table:table-cell>
              <table:table-cell office:value-type="float" office:value="2604.06">
                <text:p>2604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36">
                <text:p>16.36</text:p>
              </table:table-cell>
              <table:table-cell office:value-type="float" office:value="2609.42">
                <text:p>260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6">
                <text:p>17.16</text:p>
              </table:table-cell>
              <table:table-cell office:value-type="float" office:value="2737.02">
                <text:p>2737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.89">
                <text:p>25.89</text:p>
              </table:table-cell>
              <table:table-cell office:value-type="float" office:value="3741.105">
                <text:p>3741.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64">
                <text:p>41.64</text:p>
              </table:table-cell>
              <table:table-cell office:value-type="float" office:value="5267.46">
                <text:p>5267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.23">
                <text:p>80.23</text:p>
              </table:table-cell>
              <table:table-cell office:value-type="float" office:value="9106.105">
                <text:p>9106.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29">
                <text:p>133.29</text:p>
              </table:table-cell>
              <table:table-cell office:value-type="float" office:value="14861.835">
                <text:p>14861.8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2.35">
                <text:p>242.35</text:p>
              </table:table-cell>
              <table:table-cell office:value-type="float" office:value="26537.325">
                <text:p>26537.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5">
                <text:p>4.55</text:p>
              </table:table-cell>
              <table:table-cell office:value-type="float" office:value="2343.705">
                <text:p>2343.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5">
                <text:p>4.55</text:p>
              </table:table-cell>
              <table:table-cell office:value-type="float" office:value="2275.455">
                <text:p>2275.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5">
                <text:p>4.55</text:p>
              </table:table-cell>
              <table:table-cell office:value-type="float" office:value="2275.455">
                <text:p>2275.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5">
                <text:p>4.55</text:p>
              </table:table-cell>
              <table:table-cell office:value-type="float" office:value="2202.655">
                <text:p>2202.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5">
                <text:p>4.55</text:p>
              </table:table-cell>
              <table:table-cell office:value-type="float" office:value="1720.355">
                <text:p>1720.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8">
                <text:p>5.08</text:p>
              </table:table-cell>
              <table:table-cell office:value-type="float" office:value="1615.948">
                <text:p>1615.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2">
                <text:p>6.12</text:p>
              </table:table-cell>
              <table:table-cell office:value-type="float" office:value="1812.132">
                <text:p>1812.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6">
                <text:p>6.96</text:p>
              </table:table-cell>
              <table:table-cell office:value-type="float" office:value="1900.776">
                <text:p>1900.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79">
                <text:p>7.79</text:p>
              </table:table-cell>
              <table:table-cell office:value-type="float" office:value="1979.439">
                <text:p>1979.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62">
                <text:p>8.62</text:p>
              </table:table-cell>
              <table:table-cell office:value-type="float" office:value="1819.682">
                <text:p>1819.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62">
                <text:p>8.62</text:p>
              </table:table-cell>
              <table:table-cell office:value-type="float" office:value="1819.682">
                <text:p>1819.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3">
                <text:p>10.3</text:p>
              </table:table-cell>
              <table:table-cell office:value-type="float" office:value="2061.03">
                <text:p>2061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01">
                <text:p>11.01</text:p>
              </table:table-cell>
              <table:table-cell office:value-type="float" office:value="2181.081">
                <text:p>2181.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18">
                <text:p>12.18</text:p>
              </table:table-cell>
              <table:table-cell office:value-type="float" office:value="2291.058">
                <text:p>2291.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78">
                <text:p>12.78</text:p>
              </table:table-cell>
              <table:table-cell office:value-type="float" office:value="2301.678">
                <text:p>2301.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97">
                <text:p>13.97</text:p>
              </table:table-cell>
              <table:table-cell office:value-type="float" office:value="2460.117">
                <text:p>2460.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77">
                <text:p>14.77</text:p>
              </table:table-cell>
              <table:table-cell office:value-type="float" office:value="2512.377">
                <text:p>2512.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4">
                <text:p>15.64</text:p>
              </table:table-cell>
              <table:table-cell office:value-type="float" office:value="2597.804">
                <text:p>2597.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36">
                <text:p>16.36</text:p>
              </table:table-cell>
              <table:table-cell office:value-type="float" office:value="2602.876">
                <text:p>2602.8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16">
                <text:p>17.16</text:p>
              </table:table-cell>
              <table:table-cell office:value-type="float" office:value="2730.156">
                <text:p>2730.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89">
                <text:p>25.89</text:p>
              </table:table-cell>
              <table:table-cell office:value-type="float" office:value="3730.749">
                <text:p>3730.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64">
                <text:p>41.64</text:p>
              </table:table-cell>
              <table:table-cell office:value-type="float" office:value="5250.804">
                <text:p>5250.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.23">
                <text:p>80.23</text:p>
              </table:table-cell>
              <table:table-cell office:value-type="float" office:value="9074.013">
                <text:p>9074.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29">
                <text:p>133.29</text:p>
              </table:table-cell>
              <table:table-cell office:value-type="float" office:value="14808.519">
                <text:p>14808.5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2.35">
                <text:p>242.35</text:p>
              </table:table-cell>
              <table:table-cell office:value-type="float" office:value="26440.385">
                <text:p>26440.3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5">
                <text:p>4.55</text:p>
              </table:table-cell>
              <table:table-cell office:value-type="float" office:value="2416.141">
                <text:p>2416.1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5">
                <text:p>4.55</text:p>
              </table:table-cell>
              <table:table-cell office:value-type="float" office:value="2411.5455">
                <text:p>2411.5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5">
                <text:p>4.55</text:p>
              </table:table-cell>
              <table:table-cell office:value-type="float" office:value="2275.0455">
                <text:p>2275.0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5">
                <text:p>4.55</text:p>
              </table:table-cell>
              <table:table-cell office:value-type="float" office:value="2202.2455">
                <text:p>2202.2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5">
                <text:p>4.55</text:p>
              </table:table-cell>
              <table:table-cell office:value-type="float" office:value="1719.9455">
                <text:p>1719.9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8">
                <text:p>5.08</text:p>
              </table:table-cell>
              <table:table-cell office:value-type="float" office:value="1615.4908">
                <text:p>1615.4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12">
                <text:p>6.12</text:p>
              </table:table-cell>
              <table:table-cell office:value-type="float" office:value="1811.5812">
                <text:p>1811.5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6">
                <text:p>6.96</text:p>
              </table:table-cell>
              <table:table-cell office:value-type="float" office:value="1900.1496">
                <text:p>1900.1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9">
                <text:p>7.79</text:p>
              </table:table-cell>
              <table:table-cell office:value-type="float" office:value="1978.7379">
                <text:p>1978.7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62">
                <text:p>8.62</text:p>
              </table:table-cell>
              <table:table-cell office:value-type="float" office:value="1818.9062">
                <text:p>1818.9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2">
                <text:p>8.62</text:p>
              </table:table-cell>
              <table:table-cell office:value-type="float" office:value="1818.9062">
                <text:p>1818.9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3">
                <text:p>10.3</text:p>
              </table:table-cell>
              <table:table-cell office:value-type="float" office:value="2060.103">
                <text:p>2060.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1">
                <text:p>11.01</text:p>
              </table:table-cell>
              <table:table-cell office:value-type="float" office:value="2180.0901">
                <text:p>2180.0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8">
                <text:p>12.18</text:p>
              </table:table-cell>
              <table:table-cell office:value-type="float" office:value="2289.9618">
                <text:p>2289.96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78">
                <text:p>12.78</text:p>
              </table:table-cell>
              <table:table-cell office:value-type="float" office:value="2300.5278">
                <text:p>2300.5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97">
                <text:p>13.97</text:p>
              </table:table-cell>
              <table:table-cell office:value-type="float" office:value="2458.8597">
                <text:p>2458.8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77">
                <text:p>14.77</text:p>
              </table:table-cell>
              <table:table-cell office:value-type="float" office:value="2511.0477">
                <text:p>2511.04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64">
                <text:p>15.64</text:p>
              </table:table-cell>
              <table:table-cell office:value-type="float" office:value="2596.3964">
                <text:p>2596.3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36">
                <text:p>16.36</text:p>
              </table:table-cell>
              <table:table-cell office:value-type="float" office:value="2601.4036">
                <text:p>2601.4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16">
                <text:p>17.16</text:p>
              </table:table-cell>
              <table:table-cell office:value-type="float" office:value="2728.6116">
                <text:p>2728.6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9">
                <text:p>25.89</text:p>
              </table:table-cell>
              <table:table-cell office:value-type="float" office:value="3728.4189">
                <text:p>3728.4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.64">
                <text:p>41.64</text:p>
              </table:table-cell>
              <table:table-cell office:value-type="float" office:value="5247.0564">
                <text:p>5247.0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0.23">
                <text:p>80.23</text:p>
              </table:table-cell>
              <table:table-cell office:value-type="float" office:value="9066.7923">
                <text:p>9066.7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.29">
                <text:p>133.29</text:p>
              </table:table-cell>
              <table:table-cell office:value-type="float" office:value="14796.5229">
                <text:p>14796.5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2.35">
                <text:p>242.35</text:p>
              </table:table-cell>
              <table:table-cell office:value-type="float" office:value="26418.5735">
                <text:p>26418.5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